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Kannada" svg:font-family="'Lohit Kannada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Garuda"/>
    </style:style>
    <style:style style:name="P2" style:family="paragraph" style:parent-style-name="Standard">
      <style:text-properties style:font-name="Garuda" fo:font-weight="bold" style:font-weight-asian="bold" style:font-weight-complex="bold"/>
    </style:style>
    <style:style style:name="P3" style:family="paragraph" style:parent-style-name="Standard">
      <style:text-properties style:font-name="Garuda" officeooo:rsid="001f4100" officeooo:paragraph-rsid="001f4100"/>
    </style:style>
    <style:style style:name="T1" style:family="text">
      <style:text-properties officeooo:rsid="001f41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ggetto: Richiesta consultazione movimenti estratto conto condominiale</text:p>
      <text:p text:style-name="P1"/>
      <text:p text:style-name="P1">Spett.le <text:span text:style-name="T1">Studio Berti</text:span></text:p>
      <text:p text:style-name="P1"><text:s text:c="11"/><text:span text:style-name="T1">Via Boito 37</text:span></text:p>
      <text:p text:style-name="P1"><text:s text:c="11"/><text:span text:style-name="T1">20900 Monza MB</text:span></text:p>
      <text:p text:style-name="P1">Con la presente, <text:span text:style-name="T1">le</text:span> sottoscritt<text:span text:style-name="T1">e</text:span> <text:span text:style-name="T1">Grazia Pedullà e Mariarosa Montrasio</text:span>, in qualità di proprietari<text:span text:style-name="T1">e</text:span> d<text:span text:style-name="T1">i due </text:span>unità immobiliare sit<text:span text:style-name="T1">e</text:span> in <text:span text:style-name="T1">Via Puccini 3 a Monza</text:span>, facent<text:span text:style-name="T1">i</text:span> parte del condominio <text:span text:style-name="T1">Puccini 3 Monza</text:span>,</text:p>
      <text:p text:style-name="P1">chied<text:span text:style-name="T1">ono</text:span> formalmente di poter ottenere copia dei movimenti bancari relativi all’estratto conto condominiale per il periodo 01/1<text:span text:style-name="T1">0</text:span>/2024 – 3<text:span text:style-name="T1">0</text:span>/<text:span text:style-name="T1">04</text:span>/202<text:span text:style-name="T1">5.</text:span>.</text:p>
      <text:p text:style-name="P1"/>
      <text:p text:style-name="P1">Tale richiesta è effettuata ai sensi degli articoli 1129 e 1130 del Codice Civile, che garantiscono il diritto del condomino ad accedere alla documentazione contabile del condominio.</text:p>
      <text:p text:style-name="P1"/>
      <text:p text:style-name="P1">Si richiede di inviarla in formato digitale a<text:span text:style-name="T1">i seguenti </text:span>’indirizz<text:span text:style-name="T1">i</text:span> email:</text:p>
      <text:p text:style-name="P3"><text:a xlink:type="simple" xlink:href="mailto:grazia.pedulla@gmail.com" text:style-name="Internet_20_link" text:visited-style-name="Visited_20_Internet_20_Link">grazia.pedulla@gmail.com</text:a></text:p>
      <text:p text:style-name="P3">paolo.pink@gmail.com</text:p>
      <text:p text:style-name="P1">In attesa di un cortese riscontro, porg<text:span text:style-name="T1">iamo</text:span> cordiali saluti.</text:p>
      <text:p text:style-name="P1"/>
      <text:p text:style-name="P3">Monza 09/05/2025</text:p>
      <text:p text:style-name="P1"/>
      <text:p text:style-name="P1"/>
      <text:p text:style-name="P3">Grazia Pedullà <text:s text:c="10"/>Montrasio Mariaros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Kannada" svg:font-family="'Lohit Kannada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16:49:38.931041723</meta:creation-date>
    <dc:date>2025-05-09T17:00:14.332138050</dc:date>
    <meta:editing-duration>PT5S</meta:editing-duration>
    <meta:editing-cycles>1</meta:editing-cycles>
    <meta:document-statistic meta:table-count="0" meta:image-count="0" meta:object-count="0" meta:page-count="1" meta:paragraph-count="13" meta:word-count="121" meta:character-count="905" meta:non-whitespace-character-count="764"/>
    <meta:generator>LibreOffice/7.3.5.2$Linux_X86_64 LibreOffice_project/30$Build-2</meta:generator>
  </office:meta>
</office:document-meta>
</file>